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40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477b8"/>
    </style:style>
    <style:style style:name="ce3" style:family="table-cell" style:parent-style-name="Default">
      <style:table-cell-properties fo:background-color="#f68e76"/>
    </style:style>
    <style:style style:name="ce4" style:family="table-cell" style:parent-style-name="Default">
      <style:table-cell-properties fo:background-color="#62a73b"/>
    </style:style>
    <style:style style:name="ce5" style:family="table-cell" style:parent-style-name="Default">
      <style:table-cell-properties fo:background-color="#c38312"/>
    </style:style>
    <style:style style:name="ce6" style:family="table-cell" style:parent-style-name="Default">
      <style:table-cell-properties fo:background-color="#ffdaa2"/>
    </style:style>
    <style:style style:name="ce7" style:family="table-cell" style:parent-style-name="Default">
      <style:table-cell-properties fo:background-color="#bce4e5"/>
      <style:text-properties fo:color="#ce181e"/>
    </style:style>
    <style:style style:name="ce8" style:family="table-cell" style:parent-style-name="Default">
      <style:table-cell-properties fo:background-color="#add58a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ce181e"/>
    </style:style>
    <style:style style:name="ce11" style:family="table-cell" style:parent-style-name="Default">
      <style:table-cell-properties fo:background-color="#72bf44"/>
    </style:style>
    <style:style style:name="ce12" style:family="table-cell" style:parent-style-name="Default">
      <style:table-cell-properties fo:background-color="#faa61a"/>
    </style:style>
    <style:style style:name="ce13" style:family="table-cell" style:parent-style-name="Default">
      <style:table-cell-properties fo:background-color="#aa55a1"/>
    </style:style>
    <style:style style:name="ce14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04" calcext:value-type="float">
            <text:p>36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[-2.056166 <text:s/>0.564402 -0.068196]</text:p>
          </table:table-cell>
          <table:table-cell table:number-columns-repeated="3"/>
          <table:table-cell office:value-type="string" calcext:value-type="string">
            <text:p>([-2.056166, <text:s/>0.564402, -0.068196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 1.443207 -0.457299 <text:s/>0.997938]</text:p>
          </table:table-cell>
          <table:table-cell table:number-columns-repeated="3"/>
          <table:table-cell office:value-type="string" calcext:value-type="string">
            <text:p>array([ 1.443207, -0.457299, <text:s/>0.997938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 1.937089 -0.4105 <text:s text:c="2"/>-0.198467]</text:p>
          </table:table-cell>
          <table:table-cell table:number-columns-repeated="3"/>
          <table:table-cell office:value-type="string" calcext:value-type="string">
            <text:p>array([ 1.937089, -0.4105 <text:s/>, -0.198467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-1.147047 <text:s/>1.37953 <text:s/>-0.261563]</text:p>
          </table:table-cell>
          <table:table-cell table:number-columns-repeated="3"/>
          <table:table-cell office:value-type="string" calcext:value-type="string">
            <text:p>array([-1.147047, <text:s/>1.37953 , -0.261563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-2.025552 -0.108654 <text:s/>0.537708]</text:p>
          </table:table-cell>
          <table:table-cell table:number-columns-repeated="3"/>
          <table:table-cell office:value-type="string" calcext:value-type="string">
            <text:p>array([-2.025552, -0.108654, <text:s/>0.537708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1.613219 0.197743 0.756384]</text:p>
          </table:table-cell>
          <table:table-cell table:number-columns-repeated="3"/>
          <table:table-cell office:value-type="string" calcext:value-type="string">
            <text:p>array([1.613219, 0.197743, 0.756384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 1.634114 <text:s/>0.082061 -1.279194]</text:p>
          </table:table-cell>
          <table:table-cell table:number-columns-repeated="3"/>
          <table:table-cell office:value-type="string" calcext:value-type="string">
            <text:p>array([ 1.634114, <text:s/>0.082061, -1.279194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-1.436565 <text:s/>0.896938 <text:s/>0.641302]</text:p>
          </table:table-cell>
          <table:table-cell table:number-columns-repeated="3"/>
          <table:table-cell office:value-type="string" calcext:value-type="string">
            <text:p>array([-1.436565, <text:s/>0.896938, <text:s/>0.641302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-1.300233 -0.763927 <text:s/>1.490047]</text:p>
          </table:table-cell>
          <table:table-cell table:number-columns-repeated="3"/>
          <table:table-cell office:value-type="string" calcext:value-type="string">
            <text:p>array([-1.300233, -0.763927, <text:s/>1.490047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1.642382 0.566045 0.544383]</text:p>
          </table:table-cell>
          <table:table-cell table:number-columns-repeated="3"/>
          <table:table-cell office:value-type="string" calcext:value-type="string">
            <text:p>array([1.642382, 0.566045, 0.544383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 0.764796 <text:s/>0.92152 <text:s/>-1.758104]</text:p>
          </table:table-cell>
          <table:table-cell table:number-columns-repeated="3"/>
          <table:table-cell office:value-type="string" calcext:value-type="string">
            <text:p>array([ 0.764796, <text:s/>0.92152 , -1.758104])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-1.281054 <text:s/>1.0376 <text:s text:c="3"/>0.793896]</text:p>
          </table:table-cell>
          <table:table-cell table:number-columns-repeated="3"/>
          <table:table-cell office:value-type="string" calcext:value-type="string">
            <text:p>array([-1.281054, <text:s/>1.0376 <text:s/>, <text:s/>0.793896])]</text:p>
          </table:table-cell>
          <table:table-cell table:number-columns-repeated="9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psi</text:p>
          </table:table-cell>
          <table:table-cell table:number-columns-repeated="3"/>
          <table:table-cell office:value-type="string" calcext:value-type="string">
            <text:p>ph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N,HIS,13.085,11.834,6.526</text:p>
          </table:table-cell>
          <table:table-cell office:value-type="string" calcext:value-type="string">
            <text:p>[13.085 11.834 <text:s/>6.526]</text:p>
          </table:table-cell>
          <table:table-cell/>
          <table:table-cell office:value-type="string" calcext:value-type="string">
            <text:p>N,HIS,13.085,11.834,6.526</text:p>
          </table:table-cell>
          <table:table-cell/>
          <table:table-cell office:value-type="string" calcext:value-type="string">
            <text:p>HIS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HIS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CA,HIS,13.538,10.454,6.211</text:p>
          </table:table-cell>
          <table:table-cell office:value-type="string" calcext:value-type="string">
            <text:p>[13.538 10.454 <text:s/>6.211]</text:p>
          </table:table-cell>
          <table:table-cell/>
          <table:table-cell office:value-type="string" calcext:value-type="string">
            <text:p>CA,HIS,13.538,10.454,6.211</text:p>
          </table:table-cell>
          <table:table-cell/>
          <table:table-cell office:value-type="string" calcext:value-type="string">
            <text:p>HIS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GLY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,HIS,12.726,9.855,5.067</text:p>
          </table:table-cell>
          <table:table-cell office:value-type="string" calcext:value-type="string">
            <text:p>[12.726 <text:s/>9.855 <text:s/>5.067]</text:p>
          </table:table-cell>
          <table:table-cell/>
          <table:table-cell office:value-type="string" calcext:value-type="string">
            <text:p>C,HIS,12.726,9.855,5.067</text:p>
          </table:table-cell>
          <table:table-cell/>
          <table:table-cell office:value-type="string" calcext:value-type="string">
            <text:p>HIS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,GLY,12.964,8.579,4.784</text:p>
          </table:table-cell>
          <table:table-cell office:value-type="string" calcext:value-type="string">
            <text:p>[13.538 10.454 <text:s/>6.211]</text:p>
          </table:table-cell>
          <table:table-cell/>
          <table:table-cell office:value-type="string" calcext:value-type="string">
            <text:p>CA,HIS,13.538,10.454,6.211</text:p>
          </table:table-cell>
          <table:table-cell/>
          <table:table-cell office:value-type="string" calcext:value-type="string">
            <text:p>HIS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Y</text:p>
          </table:table-cell>
          <table:table-cell table:style-name="ce9" office:value-type="string" calcext:value-type="string">
            <text:p>d</text:p>
          </table:table-cell>
          <table:table-cell table:style-name="ce11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CA,GLY,12.246,7.911,3.714</text:p>
          </table:table-cell>
          <table:table-cell office:value-type="string" calcext:value-type="string">
            <text:p>[12.726 <text:s/>9.855 <text:s/>5.067]</text:p>
          </table:table-cell>
          <table:table-cell/>
          <table:table-cell office:value-type="string" calcext:value-type="string">
            <text:p>C,HIS,12.726,9.855,5.067</text:p>
          </table:table-cell>
          <table:table-cell/>
          <table:table-cell office:value-type="string" calcext:value-type="string">
            <text:p>HIS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Y</text:p>
          </table:table-cell>
          <table:table-cell table:style-name="ce9" office:value-type="string" calcext:value-type="string">
            <text:p>e</text:p>
          </table:table-cell>
          <table:table-cell table:style-name="ce11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C,GLY,12.416,6.405,3.752</text:p>
          </table:table-cell>
          <table:table-cell office:value-type="string" calcext:value-type="string">
            <text:p>[12.964 <text:s/>8.579 <text:s/>4.784]</text:p>
          </table:table-cell>
          <table:table-cell/>
          <table:table-cell office:value-type="string" calcext:value-type="string">
            <text:p>N,GLY,12.964,8.579,4.784</text:p>
          </table:table-cell>
          <table:table-cell table:number-columns-repeated="2"/>
          <table:table-cell table:style-name="ce2" office:value-type="string" calcext:value-type="string">
            <text:p>d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Y</text:p>
          </table:table-cell>
          <table:table-cell table:style-name="ce9" office:value-type="string" calcext:value-type="string">
            <text:p>d</text:p>
          </table:table-cell>
          <table:table-cell table:style-name="ce12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N,ALA,13.316,5.892,2.920</text:p>
          </table:table-cell>
          <table:table-cell office:value-type="string" calcext:value-type="string">
            <text:p>[12.726 <text:s/>9.855 <text:s/>5.067]</text:p>
          </table:table-cell>
          <table:table-cell/>
          <table:table-cell office:value-type="string" calcext:value-type="string">
            <text:p>C,HIS,12.726,9.855,5.067</text:p>
          </table:table-cell>
          <table:table-cell table:number-columns-repeated="2"/>
          <table:table-cell table:style-name="ce3" office:value-type="string" calcext:value-type="string">
            <text:p>c</text:p>
          </table:table-cell>
          <table:table-cell/>
          <table:table-cell office:value-type="string" calcext:value-type="string">
            <text:p>ASP</text:p>
          </table:table-cell>
          <table:table-cell office:value-type="string" calcext:value-type="string">
            <text:p>GLY</text:p>
          </table:table-cell>
          <table:table-cell table:style-name="ce9" office:value-type="string" calcext:value-type="string">
            <text:p>e</text:p>
          </table:table-cell>
          <table:table-cell table:style-name="ce12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CA,ALA,13.573,4.458,2.859</text:p>
          </table:table-cell>
          <table:table-cell office:value-type="string" calcext:value-type="string">
            <text:p>[12.964 <text:s/>8.579 <text:s/>4.784]</text:p>
          </table:table-cell>
          <table:table-cell/>
          <table:table-cell office:value-type="string" calcext:value-type="string">
            <text:p>N,GLY,12.964,8.579,4.784</text:p>
          </table:table-cell>
          <table:table-cell table:number-columns-repeated="2"/>
          <table:table-cell table:style-name="ce3" office:value-type="string" calcext:value-type="string">
            <text:p>d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GLY</text:p>
          </table:table-cell>
          <table:table-cell table:style-name="ce9" office:value-type="string" calcext:value-type="string">
            <text:p>f</text:p>
          </table:table-cell>
          <table:table-cell table:style-name="ce12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,ALA,14.002,3.911,4.219</text:p>
          </table:table-cell>
          <table:table-cell office:value-type="string" calcext:value-type="string">
            <text:p>[12.246 <text:s/>7.911 <text:s/>3.714]</text:p>
          </table:table-cell>
          <table:table-cell/>
          <table:table-cell office:value-type="string" calcext:value-type="string">
            <text:p>CA,GLY,12.246,7.911,3.714</text:p>
          </table:table-cell>
          <table:table-cell table:number-columns-repeated="2"/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LEU</text:p>
          </table:table-cell>
          <table:table-cell/>
          <table:table-cell table:style-name="ce9"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N,GLU,14.502,4.793,5.080</text:p>
          </table:table-cell>
          <table:table-cell office:value-type="string" calcext:value-type="string">
            <text:p>[12.964 <text:s/>8.579 <text:s/>4.784]</text:p>
          </table:table-cell>
          <table:table-cell/>
          <table:table-cell office:value-type="string" calcext:value-type="string">
            <text:p>N,GLY,12.964,8.579,4.784</text:p>
          </table:table-cell>
          <table:table-cell/>
          <table:table-cell office:value-type="string" calcext:value-type="string">
            <text:p>GLY</text:p>
          </table:table-cell>
          <table:table-cell table:style-name="ce4" office:value-type="string" calcext:value-type="string">
            <text:p>d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PHE</text:p>
          </table:table-cell>
          <table:table-cell/>
          <table:table-cell table:style-name="ce9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CA,GLU,14.949,4.394,6.411</text:p>
          </table:table-cell>
          <table:table-cell office:value-type="string" calcext:value-type="string">
            <text:p>[12.246 <text:s/>7.911 <text:s/>3.714]</text:p>
          </table:table-cell>
          <table:table-cell/>
          <table:table-cell office:value-type="string" calcext:value-type="string">
            <text:p>CA,GLY,12.246,7.911,3.714</text:p>
          </table:table-cell>
          <table:table-cell/>
          <table:table-cell office:value-type="string" calcext:value-type="string">
            <text:p>GLY</text:p>
          </table:table-cell>
          <table:table-cell table:style-name="ce4" office:value-type="string" calcext:value-type="string">
            <text:p>e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ASP</text:p>
          </table:table-cell>
          <table:table-cell/>
          <table:table-cell table:style-name="ce9"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C,GLU,13.843,3.666,7.168</text:p>
          </table:table-cell>
          <table:table-cell office:value-type="string" calcext:value-type="string">
            <text:p>[12.416 <text:s/>6.405 <text:s/>3.752]</text:p>
          </table:table-cell>
          <table:table-cell/>
          <table:table-cell office:value-type="string" calcext:value-type="string">
            <text:p>C,GLY,12.416,6.405,3.752</text:p>
          </table:table-cell>
          <table:table-cell/>
          <table:table-cell office:value-type="string" calcext:value-type="string">
            <text:p>GLY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  <table:table-cell table:style-name="ce9" office:value-type="string" calcext:value-type="string">
            <text:p>f</text:p>
          </table:table-cell>
          <table:table-cell table:style-name="ce13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,GLU,12.609,4.120,6.978</text:p>
          </table:table-cell>
          <table:table-cell office:value-type="string" calcext:value-type="string">
            <text:p>[12.246 <text:s/>7.911 <text:s/>3.714]</text:p>
          </table:table-cell>
          <table:table-cell/>
          <table:table-cell office:value-type="string" calcext:value-type="string">
            <text:p>CA,GLY,12.246,7.911,3.714</text:p>
          </table:table-cell>
          <table:table-cell/>
          <table:table-cell office:value-type="string" calcext:value-type="string">
            <text:p>GLY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use this</text:p>
          </table:table-cell>
          <table:table-cell table:number-columns-repeated="2" office:value-type="string" calcext:value-type="string">
            <text:p>ALA</text:p>
          </table:table-cell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A,GLU,11.459,3.513,7.644</text:p>
          </table:table-cell>
          <table:table-cell office:value-type="string" calcext:value-type="string">
            <text:p>[12.416 <text:s/>6.405 <text:s/>3.752]</text:p>
          </table:table-cell>
          <table:table-cell/>
          <table:table-cell office:value-type="string" calcext:value-type="string">
            <text:p>C,GLY,12.416,6.405,3.752</text:p>
          </table:table-cell>
          <table:table-cell/>
          <table:table-cell office:value-type="string" calcext:value-type="string">
            <text:p>GLY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LA</text:p>
          </table:table-cell>
          <table:table-cell table:style-name="ce9" office:value-type="string" calcext:value-type="string">
            <text:p>h</text:p>
          </table:table-cell>
          <table:table-cell table:style-name="ce13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,GLU,10.492,2.917,6.625</text:p>
          </table:table-cell>
          <table:table-cell office:value-type="string" calcext:value-type="string">
            <text:p>[13.316 <text:s/>5.892 <text:s/>2.92 ]</text:p>
          </table:table-cell>
          <table:table-cell/>
          <table:table-cell office:value-type="string" calcext:value-type="string">
            <text:p>N,ALA,13.316,5.892,2.920</text:p>
          </table:table-cell>
          <table:table-cell table:number-columns-repeated="2"/>
          <table:table-cell table:style-name="ce5" office:value-type="string" calcext:value-type="string">
            <text:p>g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LA</text:p>
          </table:table-cell>
          <table:table-cell table:style-name="ce9" office:value-type="string" calcext:value-type="string">
            <text:p>g</text:p>
          </table:table-cell>
          <table:table-cell table:style-name="ce6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N,LEU,10.326,3.608,5.503</text:p>
          </table:table-cell>
          <table:table-cell office:value-type="string" calcext:value-type="string">
            <text:p>[12.416 <text:s/>6.405 <text:s/>3.752]</text:p>
          </table:table-cell>
          <table:table-cell/>
          <table:table-cell office:value-type="string" calcext:value-type="string">
            <text:p>C,GLY,12.416,6.405,3.752</text:p>
          </table:table-cell>
          <table:table-cell table:number-columns-repeated="2"/>
          <table:table-cell table:style-name="ce6" office:value-type="string" calcext:value-type="string">
            <text:p>f</text:p>
          </table:table-cell>
          <table:table-cell/>
          <table:table-cell office:value-type="string" calcext:value-type="string">
            <text:p>PHE</text:p>
          </table:table-cell>
          <table:table-cell office:value-type="string" calcext:value-type="string">
            <text:p>ALA</text:p>
          </table:table-cell>
          <table:table-cell table:style-name="ce9" office:value-type="string" calcext:value-type="string">
            <text:p>h</text:p>
          </table:table-cell>
          <table:table-cell table:style-name="ce6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CA,LEU,9.428,3.151,4.449</text:p>
          </table:table-cell>
          <table:table-cell office:value-type="string" calcext:value-type="string">
            <text:p>[13.316 <text:s/>5.892 <text:s/>2.92 ]</text:p>
          </table:table-cell>
          <table:table-cell/>
          <table:table-cell office:value-type="string" calcext:value-type="string">
            <text:p>N,ALA,13.316,5.892,2.920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ALA</text:p>
          </table:table-cell>
          <table:table-cell table:style-name="ce9" office:value-type="string" calcext:value-type="string">
            <text:p>I</text:p>
          </table:table-cell>
          <table:table-cell table:style-name="ce6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,LEU,10.041,1.999,3.666</text:p>
          </table:table-cell>
          <table:table-cell office:value-type="string" calcext:value-type="string">
            <text:p>[13.573 <text:s/>4.458 <text:s/>2.859]</text:p>
          </table:table-cell>
          <table:table-cell/>
          <table:table-cell office:value-type="string" calcext:value-type="string">
            <text:p>CA,ALA,13.573,4.458,2.859</text:p>
          </table:table-cell>
          <table:table-cell table:number-columns-repeated="2"/>
          <table:table-cell table:style-name="ce6" office:value-type="string" calcext:value-type="string">
            <text:p>h</text:p>
          </table:table-cell>
          <table:table-cell/>
          <table:table-cell office:value-type="string" calcext:value-type="string">
            <text:p>THR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N,ASP,9.186,1.250,2.983</text:p>
          </table:table-cell>
          <table:table-cell office:value-type="string" calcext:value-type="string">
            <text:p>[13.316 <text:s/>5.892 <text:s/>2.92 ]</text:p>
          </table:table-cell>
          <table:table-cell/>
          <table:table-cell office:value-type="string" calcext:value-type="string">
            <text:p>N,ALA,13.316,5.892,2.920</text:p>
          </table:table-cell>
          <table:table-cell/>
          <table:table-cell office:value-type="string" calcext:value-type="string">
            <text:p>ALA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use this</text:p>
          </table:table-cell>
          <table:table-cell office:value-type="string" calcext:value-type="string">
            <text:p>GLU</text:p>
          </table:table-cell>
          <table:table-cell/>
          <table:table-cell table:style-name="ce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CA,ASP,9.620,0.115,2.186</text:p>
          </table:table-cell>
          <table:table-cell office:value-type="string" calcext:value-type="string">
            <text:p>[13.573 <text:s/>4.458 <text:s/>2.859]</text:p>
          </table:table-cell>
          <table:table-cell/>
          <table:table-cell office:value-type="string" calcext:value-type="string">
            <text:p>CA,ALA,13.573,4.458,2.859</text:p>
          </table:table-cell>
          <table:table-cell/>
          <table:table-cell office:value-type="string" calcext:value-type="string">
            <text:p>ALA</text:p>
          </table:table-cell>
          <table:table-cell table:style-name="ce7" office:value-type="string" calcext:value-type="string">
            <text:p>h</text:p>
          </table:table-cell>
          <table:table-cell office:value-type="string" calcext:value-type="string">
            <text:p>use this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C,ASP,10.185,0.585,0.846</text:p>
          </table:table-cell>
          <table:table-cell office:value-type="string" calcext:value-type="string">
            <text:p>[14.002 <text:s/>3.911 <text:s/>4.219]</text:p>
          </table:table-cell>
          <table:table-cell/>
          <table:table-cell office:value-type="string" calcext:value-type="string">
            <text:p>C,ALA,14.002,3.911,4.219</text:p>
          </table:table-cell>
          <table:table-cell/>
          <table:table-cell office:value-type="string" calcext:value-type="string">
            <text:p>ALA</text:p>
          </table:table-cell>
          <table:table-cell table:style-name="ce7" office:value-type="string" calcext:value-type="string">
            <text:p>I</text:p>
          </table:table-cell>
          <table:table-cell office:value-type="string" calcext:value-type="string">
            <text:p>use this</text:p>
          </table:table-cell>
          <table:table-cell/>
          <table:table-cell office:value-type="string" calcext:value-type="string">
            <text:p>ALA</text:p>
          </table:table-cell>
          <table:table-cell table:style-name="ce10" office:value-type="string" calcext:value-type="string">
            <text:p>I</text:p>
          </table:table-cell>
          <table:table-cell table:style-name="ce14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N,PRO,11.226,-0.093,0.331</text:p>
          </table:table-cell>
          <table:table-cell table:number-columns-repeated="2"/>
          <table:table-cell office:value-type="string" calcext:value-type="string">
            <text:p>CA,ALA,13.573,4.458,2.859</text:p>
          </table:table-cell>
          <table:table-cell/>
          <table:table-cell office:value-type="string" calcext:value-type="string">
            <text:p>ALA</text:p>
          </table:table-cell>
          <table:table-cell table:style-name="ce8" office:value-type="string" calcext:value-type="string">
            <text:p>h</text:p>
          </table:table-cell>
          <table:table-cell office:value-type="string" calcext:value-type="string">
            <text:p>use this</text:p>
          </table:table-cell>
          <table:table-cell/>
          <table:table-cell office:value-type="string" calcext:value-type="string">
            <text:p>GLU</text:p>
          </table:table-cell>
          <table:table-cell table:style-name="ce9" office:value-type="string" calcext:value-type="string">
            <text:p>j</text:p>
          </table:table-cell>
          <table:table-cell table:style-name="ce14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CA,PRO,11.855,0.274,-0.944</text:p>
          </table:table-cell>
          <table:table-cell table:number-columns-repeated="2"/>
          <table:table-cell office:value-type="string" calcext:value-type="string">
            <text:p>C,ALA,14.002,3.911,4.219</text:p>
          </table:table-cell>
          <table:table-cell/>
          <table:table-cell office:value-type="string" calcext:value-type="string">
            <text:p>ALA</text:p>
          </table:table-cell>
          <table:table-cell table:style-name="ce8" office:value-type="string" calcext:value-type="string">
            <text:p>I</text:p>
          </table:table-cell>
          <table:table-cell office:value-type="string" calcext:value-type="string">
            <text:p>use this</text:p>
          </table:table-cell>
          <table:table-cell/>
          <table:table-cell office:value-type="string" calcext:value-type="string">
            <text:p>GLU</text:p>
          </table:table-cell>
          <table:table-cell table:style-name="ce9" office:value-type="string" calcext:value-type="string">
            <text:p>k</text:p>
          </table:table-cell>
          <table:table-cell table:style-name="ce14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,PRO,10.843,0.419,-2.078</text:p>
          </table:table-cell>
          <table:table-cell table:number-columns-repeated="2"/>
          <table:table-cell office:value-type="string" calcext:value-type="string">
            <text:p>N,GLU,14.502,4.793,5.080</text:p>
          </table:table-cell>
          <table:table-cell table:number-columns-repeated="2"/>
          <table:table-cell table:style-name="ce8" office:value-type="string" calcext:value-type="string">
            <text:p>j</text:p>
          </table:table-cell>
          <table:table-cell office:value-type="string" calcext:value-type="string">
            <text:p>use this</text:p>
          </table:table-cell>
          <table:table-cell/>
          <table:table-cell office:value-type="string" calcext:value-type="string">
            <text:p>GLU</text:p>
          </table:table-cell>
          <table:table-cell table:style-name="ce9" office:value-type="string" calcext:value-type="string">
            <text:p>j</text:p>
          </table:table-cell>
          <table:table-cell table:style-name="ce8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N,LEU,9.715,-0.275,-1.955</text:p>
          </table:table-cell>
          <table:table-cell table:number-columns-repeated="8"/>
          <table:table-cell office:value-type="string" calcext:value-type="string">
            <text:p>GLU</text:p>
          </table:table-cell>
          <table:table-cell office:value-type="string" calcext:value-type="string">
            <text:p>k</text:p>
          </table:table-cell>
          <table:table-cell table:style-name="ce8" office:value-type="string" calcext:value-type="string">
            <text:p>use th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CA,LEU,8.668,-0.225,-2.973</text:p>
          </table:table-cell>
          <table:table-cell table:number-columns-repeated="8"/>
          <table:table-cell office:value-type="string" calcext:value-type="string">
            <text:p>GLU</text:p>
          </table:table-cell>
          <table:table-cell office:value-type="string" calcext:value-type="string">
            <text:p>l</text:p>
          </table:table-cell>
          <table:table-cell table:style-name="ce8" office:value-type="string" calcext:value-type="string">
            <text:p>use th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,LEU,7.515,0.676,-2.5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,PHE,7.584,1.227,-1.3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,PHE,6.512,2.077,-0.8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,PHE,6.070,3.121,-1.8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,ASP,7.010,3.914,-2.3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,ASP,6.695,4.961,-3.3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,ASP,5.918,4.393,-4.4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,GLN,6.378,3.260,-5.00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,GLN,5.713,2.609,-6.1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,GLN,4.344,2.091,-5.695</text:p>
          </table:table-cell>
          <table:table-cell table:number-columns-repeated="11"/>
        </table:table-row>
      </table:table>
      <table:table table:name="Sheet2" table:style-name="ta1">
        <table:table-column table:style-name="co3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TOM 1 <text:s text:c="3"/>N N <text:s text:c="3"/>. GLY A 1 1 <text:s/>? 15.933 <text:s/>2.572 <text:s/>-9.465 <text:s/>1.00 0.00 ? 1 <text:s/>GLY A N <text:s text:c="3"/>1 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OM 2 <text:s text:c="3"/>C CA <text:s text:c="2"/>. GLY A 1 1 <text:s/>? 15.248 <text:s/>3.793 <text:s/>-8.849 <text:s/>1.00 0.00 ? 1 <text:s/>GLY A CA <text:s text:c="2"/>1 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OM 3 <text:s text:c="3"/>C C <text:s text:c="3"/>. GLY A 1 1 <text:s/>? 14.402 <text:s/>4.670 <text:s/>-9.708 <text:s/>1.00 0.00 ? 1 <text:s/>GLY A C <text:s text:c="3"/>1 <text:s/></text:p>
          </table:table-cell>
          <table:table-cell/>
          <table:table-cell office:value-type="string" calcext:value-type="string">
            <text:p>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OM 10 <text:s text:c="2"/>N N <text:s text:c="3"/>. SER A 1 2 <text:s/>? 14.637 <text:s/>5.953 <text:s/>-9.674 <text:s/>1.00 0.00 ? 2 <text:s/>SER A N <text:s text:c="3"/>1 <text:s/>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 11 <text:s text:c="2"/>C CA <text:s text:c="2"/>. SER A 1 2 <text:s/>? 13.825 <text:s/>6.883 <text:s/>-10.510 1.00 0.00 ? 2 <text:s/>SER A CA <text:s text:c="2"/>1 <text:s/></text:p>
          </table:table-cell>
          <table:table-cell table:number-columns-repeated="3" office:value-type="string" calcext:value-type="string">
            <text:p>b</text:p>
          </table:table-cell>
          <table:table-cell table:number-columns-repeated="4"/>
          <table:table-cell table:number-columns-repeated="2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12 <text:s text:c="2"/>C C <text:s text:c="3"/>. SER A 1 2 <text:s/>? 12.385 <text:s/>6.909 <text:s/>-9.995 <text:s/>1.00 0.00 ? 2 <text:s/>SER A C <text:s text:c="3"/>1 <text:s/>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M 21 <text:s text:c="2"/>N N <text:s text:c="3"/>. GLU A 1 3 <text:s/>? 11.572 <text:s/>7.782 <text:s/>-10.525 1.00 0.00 ? 3 <text:s/>GLU A N <text:s text:c="3"/>1 <text:s/>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2" office:value-type="string" calcext:value-type="string">
            <text:p>d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OM 22 <text:s text:c="2"/>C CA <text:s text:c="2"/>. GLU A 1 3 <text:s/>? 10.156 <text:s/>7.859 <text:s/>-10.065 1.00 0.00 ? 3 <text:s/>GLU A CA <text:s text:c="2"/>1 <text:s/>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number-columns-repeated="4"/>
          <table:table-cell table:number-columns-repeated="2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23 <text:s text:c="2"/>C C <text:s text:c="3"/>. GLU A 1 3 <text:s/>? 9.466 <text:s text:c="2"/>6.514 <text:s/>-10.300 1.00 0.00 ? 3 <text:s/>GLU A C <text:s text:c="3"/>1 <text:s/>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number-columns-repeated="2" office:value-type="string" calcext:value-type="string">
            <text:p>f</text:p>
          </table:table-cell>
          <table:table-cell table:number-columns-repeated="3"/>
          <table:table-cell table:number-columns-repeated="2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36 <text:s text:c="2"/>N N <text:s text:c="3"/>. LYS A 1 4 <text:s/>? 10.011 <text:s/>5.698 <text:s/>-11.161 1.00 0.00 ? 4 <text:s/>LYS A N <text:s text:c="3"/>1 <text:s/></text:p>
          </table:table-cell>
          <table:table-cell office:value-type="string" calcext:value-type="string">
            <text:p>g</text:p>
          </table:table-cell>
          <table:table-cell table:number-columns-repeated="4"/>
          <table:table-cell table:number-columns-repeated="2" office:value-type="string" calcext:value-type="string">
            <text:p>g</text:p>
          </table:table-cell>
          <table:table-cell table:number-columns-repeated="3"/>
          <table:table-cell table:number-columns-repeated="2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ATOM 37 <text:s text:c="2"/>C CA <text:s text:c="2"/>. LYS A 1 4 <text:s/>? 9.385 <text:s text:c="2"/>4.373 <text:s/>-11.430 1.00 0.00 ? 4 <text:s/>LYS A CA <text:s text:c="2"/>1 <text:s/></text:p>
          </table:table-cell>
          <table:table-cell office:value-type="string" calcext:value-type="string">
            <text:p>h</text:p>
          </table:table-cell>
          <table:table-cell table:number-columns-repeated="4"/>
          <table:table-cell table:number-columns-repeated="2" office:value-type="string" calcext:value-type="string">
            <text:p>h</text:p>
          </table:table-cell>
          <table:table-cell table:number-columns-repeated="4"/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 38 <text:s text:c="2"/>C C <text:s text:c="3"/>. LYS A 1 4 <text:s/>? 9.476 <text:s text:c="2"/>3.506 <text:s/>-10.174 1.00 0.00 ? 4 <text:s/>LYS A C <text:s text:c="3"/>1 <text:s/></text:p>
          </table:table-cell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4"/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TOM 58 <text:s text:c="2"/>N N <text:s text:c="3"/>. MET A 1 5 <text:s/>? 10.667 <text:s/>3.212 <text:s/>-9.730 <text:s/>1.00 0.00 ? 5 <text:s/>MET A N <text:s text:c="3"/>1 <text:s/></text:p>
          </table:table-cell>
          <table:table-cell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TOM 59 <text:s text:c="2"/>C CA <text:s text:c="2"/>. MET A 1 5 <text:s/>? 10.817 <text:s/>2.375 <text:s/>-8.507 <text:s/>1.00 0.00 ? 5 <text:s/>MET A CA <text:s text:c="2"/>1 <text:s/></text:p>
          </table:table-cell>
          <table:table-cell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OM 60 <text:s text:c="2"/>C C <text:s text:c="3"/>. MET A 1 5 <text:s/>? 10.231 <text:s/>3.125 <text:s/>-7.310 <text:s/>1.00 0.00 ? 5 <text:s/>MET A C <text:s text:c="3"/>1 <text:s/>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OM 75 <text:s text:c="2"/>N N <text:s text:c="3"/>. SER A 1 6 <text:s/>? 10.055 <text:s/>4.411 <text:s/>-7.436 <text:s/>1.00 0.00 ? 6 <text:s/>SER A N <text:s text:c="3"/>1 </text:p>
          </table:table-cell>
          <table:table-cell office:value-type="string" calcext:value-type="string">
            <text:p>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OM 76 <text:s text:c="2"/>C CA <text:s text:c="2"/>. SER A 1 6 <text:s/>? 9.488 <text:s text:c="2"/>5.201 <text:s/>-6.309 <text:s/>1.00 0.00 ? 6 <text:s/>SER A CA <text:s text:c="2"/>1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OM 77 <text:s text:c="2"/>C C <text:s text:c="3"/>. SER A 1 6 <text:s/>? 7.971 <text:s text:c="2"/>4.999 <text:s/>-6.259 <text:s/>1.00 0.00 ? 6 <text:s/>SER A C <text:s text:c="3"/>1 <text:s/></text:p>
          </table:table-cell>
          <table:table-cell office:value-type="string" calcext:value-type="string">
            <text:p>o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07:56:44.629578985</meta:creation-date>
    <dc:date>2020-04-07T19:06:50.497567104</dc:date>
    <meta:editing-duration>PT1H3M1S</meta:editing-duration>
    <meta:editing-cycles>1</meta:editing-cycles>
    <meta:document-statistic meta:table-count="2" meta:cell-count="337" meta:object-count="0"/>
    <meta:generator>LibreOffice/6.0.7.3$Linux_X86_64 LibreOffice_project/00m0$Build-3</meta:generator>
  </office:meta>
</office:document-meta>
</file>